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EE000002F7108E53F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499cm" svg:x="1.045cm" svg:y="3.11cm">
          <draw:image xlink:href="Pictures/10000000000005EE000002F7108E53F1.png" xlink:type="simple" xlink:show="embed" xlink:actuate="onLoad">
            <text:p/>
          </draw:image>
        </draw:frame>
        <draw:custom-shape draw:style-name="gr2" draw:text-style-name="P1" draw:layer="layout" svg:width="0.8cm" svg:height="1cm" svg:x="10.9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cm" svg:height="2cm" svg:x="1.3cm" svg:y="7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7:02:24.441000000</meta:creation-date>
    <dc:date>2015-03-11T10:24:33.044000000</dc:date>
    <meta:editing-duration>PT49S</meta:editing-duration>
    <meta:editing-cycles>2</meta:editing-cycles>
    <meta:generator>LibreOffice/4.2.5.2$Windows_x86 LibreOffice_project/61cb170a04bb1f12e77c884eab9192be736ec5f5</meta:generator>
    <meta:document-statistic meta:object-count="3"/>
  </office:meta>
</office:document-meta>
</file>